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rmala UI" svg:font-family="'Nirmala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irmala UI" fo:font-size="60pt" fo:font-weight="bold" officeooo:rsid="001e36f9" officeooo:paragraph-rsid="001e36f9" style:font-size-asian="60pt" style:font-weight-asian="bold" style:font-size-complex="6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chier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rmala UI" svg:font-family="'Nirmala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19:09:41.195000000</meta:creation-date>
    <dc:date>2018-03-03T19:11:16.139000000</dc:date>
    <meta:editing-duration>PT1M40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  <meta:generator>LibreOffice/5.0.4.2$Windows_x86 LibreOffice_project/2b9802c1994aa0b7dc6079e128979269cf95bc78</meta:generator>
  </office:meta>
</office:document-meta>
</file>